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28429" officeooo:paragraph-rsid="00228429"/>
    </style:style>
    <style:style style:name="P2" style:family="paragraph" style:parent-style-name="Text_20_body">
      <style:paragraph-properties fo:margin-left="0cm" fo:margin-right="0cm" fo:margin-top="0.42cm" fo:margin-bottom="0.21cm" loext:contextual-spacing="false" fo:text-indent="0cm" style:auto-text-indent="false"/>
      <style:text-properties fo:font-weight="bold" officeooo:rsid="00228429" officeooo:paragraph-rsid="00228429" style:font-weight-asian="bold" style:font-weight-complex="bold"/>
    </style:style>
    <style:style style:name="P3" style:family="paragraph" style:parent-style-name="Text_20_body">
      <style:text-properties officeooo:rsid="002043ed" officeooo:paragraph-rsid="002043ed"/>
    </style:style>
    <style:style style:name="P4" style:family="paragraph" style:parent-style-name="Text_20_body">
      <style:text-properties officeooo:rsid="0020e0fc" officeooo:paragraph-rsid="0020e0fc"/>
    </style:style>
    <style:style style:name="P5" style:family="paragraph" style:parent-style-name="Text_20_body">
      <style:text-properties officeooo:rsid="00228429" officeooo:paragraph-rsid="00228429"/>
    </style:style>
    <style:style style:name="P6" style:family="paragraph" style:parent-style-name="Text_20_body">
      <style:text-properties fo:font-weight="bold" officeooo:rsid="00228429" officeooo:paragraph-rsid="00228429" style:font-weight-asian="bold" style:font-weight-complex="bold"/>
    </style:style>
    <style:style style:name="P7" style:family="paragraph" style:parent-style-name="List_20_Paragraph">
      <style:text-properties style:font-name="Times New Roman" officeooo:paragraph-rsid="00281fb2"/>
    </style:style>
    <style:style style:name="P8" style:family="paragraph" style:parent-style-name="Standard">
      <style:text-properties style:font-name="Times New Roman" officeooo:paragraph-rsid="00281fb2"/>
    </style:style>
    <style:style style:name="P9" style:family="paragraph" style:parent-style-name="Standard">
      <style:paragraph-properties fo:margin-left="0cm" fo:margin-right="0cm" fo:margin-top="0.42cm" fo:margin-bottom="0cm" loext:contextual-spacing="false" fo:text-indent="0cm" style:auto-text-indent="false"/>
      <style:text-properties officeooo:rsid="00228429" officeooo:paragraph-rsid="00281fb2"/>
    </style:style>
    <style:style style:name="P10" style:family="paragraph" style:parent-style-name="Standard">
      <style:paragraph-properties fo:margin-left="0cm" fo:margin-right="0cm" fo:margin-top="0.42cm" fo:margin-bottom="0cm" loext:contextual-spacing="false" fo:text-indent="0cm" style:auto-text-indent="false"/>
      <style:text-properties style:font-name="Times New Roman" officeooo:rsid="00228429" officeooo:paragraph-rsid="00281fb2"/>
    </style:style>
    <style:style style:name="P11" style:family="paragraph" style:parent-style-name="Text_20_body">
      <style:text-properties officeooo:rsid="0020e7ad" officeooo:paragraph-rsid="0020e7ad"/>
    </style:style>
    <style:style style:name="P12" style:family="paragraph" style:parent-style-name="Text_20_body">
      <style:text-properties officeooo:rsid="00228429" officeooo:paragraph-rsid="00228429"/>
    </style:style>
    <style:style style:name="P13" style:family="paragraph" style:parent-style-name="Text_20_body">
      <style:text-properties officeooo:rsid="00228429" officeooo:paragraph-rsid="00281fb2"/>
    </style:style>
    <style:style style:name="P14" style:family="paragraph" style:parent-style-name="Text_20_body">
      <style:text-properties officeooo:rsid="002043ed" officeooo:paragraph-rsid="00281fb2"/>
    </style:style>
    <style:style style:name="P15" style:family="paragraph" style:parent-style-name="Text_20_body">
      <style:text-properties officeooo:rsid="0020e0fc" officeooo:paragraph-rsid="00281fb2"/>
    </style:style>
    <style:style style:name="P16" style:family="paragraph" style:parent-style-name="Text_20_body">
      <style:text-properties style:font-name="Times New Roman" officeooo:rsid="0020e0fc" officeooo:paragraph-rsid="00281fb2"/>
    </style:style>
    <style:style style:name="P17" style:family="paragraph" style:parent-style-name="Text_20_body">
      <style:text-properties style:font-name="Times New Roman" officeooo:rsid="00228429" officeooo:paragraph-rsid="00281fb2"/>
    </style:style>
    <style:style style:name="T1" style:family="text">
      <style:text-properties officeooo:rsid="00276c3b"/>
    </style:style>
    <style:style style:name="T2" style:family="text">
      <style:text-properties style:font-name="Times New Roman1" fo:font-size="14pt" fo:font-weight="bold" officeooo:rsid="00276c3b" style:font-name-asian="Microsoft YaHei" style:font-size-asian="18.2000007629395pt" style:font-weight-asian="bold" style:font-name-complex="Mangal" style:font-size-complex="18.2000007629395pt" style:font-weight-complex="bold"/>
    </style:style>
    <style:style style:name="T3" style:family="text">
      <style:text-properties style:font-name="Times New Roman"/>
    </style:style>
    <style:style style:name="T4" style:family="text">
      <style:text-properties style:font-name="Times New Roman" fo:font-weight="bold" style:font-weight-asian="bold"/>
    </style:style>
    <style:style style:name="T5" style:family="text">
      <style:text-properties style:font-name="Times New Roman" style:text-underline-style="solid" style:text-underline-width="auto" style:text-underline-color="font-color" fo:font-weight="bold" style:font-weight-asian="bold"/>
    </style:style>
    <style:style style:name="T6" style:family="text">
      <style:text-properties officeooo:rsid="00281fb2"/>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style:text-underline-style="solid" style:text-underline-width="auto" style:text-underline-color="font-color"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Karel Jaromír Erben</text:span> – <text:span text:style-name="T2">Kytice</text:span></text:h>
      <text:p text:style-name="P6">Informace ke knize</text:p>
      <text:p text:style-name="P14">literární druh: <text:span text:style-name="T3">Lyrickoepická báseň</text:span></text:p>
      <text:p text:style-name="P14">literární žánr: <text:span text:style-name="T3">balada (objevují se znaky pohádky (Zlatý kolovrat), pověsti (Věštkyně), legendy (Záhořovo lože))</text:span></text:p>
      <text:p text:style-name="P3">literární forma:</text:p>
      <text:p text:style-name="P15">téma: <text:s/><text:span text:style-name="T3">za každou vinu přichází často nepřiměřený trest, člověk je proti přírodním silám bezmocný, otázka mezilidských vztahů, otázka viny a trestu</text:span></text:p>
      <text:p text:style-name="P4">kdy: ?</text:p>
      <text:p text:style-name="P4">kde: <text:span text:style-name="T6">ČR</text:span></text:p>
      <text:p text:style-name="P15">kompozice: <text:span text:style-name="T3">13 básní, důmyslně seřazené, balady zrcadlí určité lidské vlastnosti, živé dialogy a popisy postav a prostředí, pravidelná rytmizace a rýmování, Přesný stavební záměr, tzn. vzájemně si tematicky odpovídají básně první a poslední, druhá a předposlední atd.</text:span></text:p>
      <text:p text:style-name="P15">způsob vyprávění: <text:span text:style-name="T4">Vypravěč</text:span><text:span text:style-name="T3"> – lyrický subjekt (neurčuje se)</text:span></text:p>
      <text:p text:style-name="P7"><text:span text:style-name="T7">Postavy</text:span> - Hlavní role hrají dívky a ženy, které jsou kladné, slušné, poctivé a počestné</text:p>
      <text:p text:style-name="P7"><text:span text:style-name="T7">Vyprávěcí způsoby - </text:span>(určíš z výňatku)</text:p>
      <text:p text:style-name="P16"><text:span text:style-name="T7">Veršová výstavba</text:span> - gnomický verš (typická krátkost a hutnost), sdružený a střídavý rým, obkročný, přerývaný; přízvučný; trochej</text:p>
      <text:p text:style-name="P11">charakteristika postav: ...</text:p>
      <text:p text:style-name="P13">jazykové prostředky: </text:p>
      <text:p text:style-name="P13"><text:span text:style-name="T3">- dějová zkratka, zkratka v popisech přírody, úsporný jazyk, stručné dialogy, dokonalá zvukomalba</text:span></text:p>
      <text:p text:style-name="P7"><text:span text:style-name="T7">Tropy a figury a jejich funkce ve výňatku – </text:span></text:p>
      <text:p text:style-name="P7">Kde's má Dorničko! Kde jsi? Kde Jsi? / Kde's má roztomilá? - anafora, Zlatý kolovrat, opakování shodného slova nebo skupiny slov na začátku za sebou jdoucích veršů</text:p>
      <text:p text:style-name="P7">Mateřídouško vlasti naší milé, ... - apostrofa</text:p>
      <text:p text:style-name="P7">Co to máš na té tkaničce, / na krku na té tkaničce? - epifora</text:p>
      <text:p text:style-name="P7"><text:span text:style-name="T8">zvukomalba, přirovnání, metafory, epiteta, personifikace</text:span></text:p>
      <text:p text:style-name="P7">Mlč synáčku, mlč, mlč hochu - epizuexis (bezprostřední opakování téhož výrazu ve verši nebo větě)</text:p>
      <text:p text:style-name="P7"><text:span text:style-name="T8">zvukosled, opakování shodných hláskových skupin ve více slovech ve verši</text:span></text:p>
      <text:p text:style-name="P7">a na topole podlé skal / zelený mužík zatleskal" - tvukomalba</text:p>
      <text:p text:style-name="P7">- elipsa, výpustka, vynechání slov nebo vět v textu</text:p>
      <text:p text:style-name="P17">- metafora</text:p>
      <text:p text:style-name="P2">Kontext díla</text:p>
      <text:p text:style-name="P5">1. Český historik, právník, archivář, básník, překladatel a sběratel českých lidových písní a</text:p>
      <text:p text:style-name="P5">pohádek</text:p>
      <text:p text:style-name="P5">2. 3. etapa národního obrození, český romantismus;</text:p>
      <text:p text:style-name="P5">3. Vystudoval filozofii a práva; na Kytici pracoval 20 let; pracoval jako sekretář Českého</text:p>
      <text:p text:style-name="P5">muzea a sbíral po venkovských archivech historii českých rodů a lidové písně a pohádky</text:p>
      <text:p text:style-name="P5">4. Zemřel na tuberkulózu</text:p>
      <text:p text:style-name="P5"><text:soft-page-break/>5. Dílo:</text:p>
      <text:p text:style-name="P5">V jeho básník se objevují témata viny a trestu.</text:p>
      <text:p text:style-name="P5">- Kytice (básnická sbírka)</text:p>
      <text:p text:style-name="P5">- Lidové písně a pohádky (pověsti, české pohádky…)</text:p>
      <text:p text:style-name="P5">6. Současníci:</text:p>
      <text:p text:style-name="P5">a) Josef Kajetán Tyl</text:p>
      <text:p text:style-name="P5">o Dekret kutnohorský (novela)</text:p>
      <text:p text:style-name="P5">b) Karel Hynek Mácha</text:p>
      <text:p text:style-name="P5">o Máj (epická poezie)</text:p>
      <text:p text:style-name="P5">c) Božena Němcová</text:p>
      <text:p text:style-name="P5">o Babička (povídka)</text:p>
      <text:p text:style-name="P9">Děj: <text:span text:style-name="T5">Kytice</text:span><text:span text:style-name="T3"> (upomínají na lidovou tvorbu a poezii)</text:span></text:p>
      <text:p text:style-name="P8">O matce, které se zželelo svých nešťastných dětí a proto sestoupila do drobného kvítku, který děti nazvaly podle matčina dechu mateřídouška. Děti byly hned šťastnější, chodily k matčině hrobu a vzpomínali na ni</text:p>
      <text:p text:style-name="P8"><text:span text:style-name="T9">Poklad</text:span> (porušení vztahu mezi matkou a dítětem)</text:p>
      <text:p text:style-name="P8">Je Velký pátek. Žena, spěchající s dítětem do kostela, objeví skálu, která se otvírá jednou za rok a je v ní ukryto veliké bohatství. Žena vejde dovnitř. Položí dítě na zem a plní šátek poklady. Doběhne s ním domů, vrátí se zpět, dítěti vhodí pár zlaťáků do klína. Opět se vrátí domů tam se ale všechny zlaťáky promění v kameny a hlínu. Najednou si vzpomene, že tam nechala dítě, ale když se chce potřetí dostat do skály, je vchod uzavřen. Žena propadne zoufalství. Musí tedy čekat rok a po roce se opět vypraví ke skále, kde najde dítě živé a zdravé. Pokladu už si ani nevšimne a utíká s dítětem domů.</text:p>
      <text:p text:style-name="P8"><text:span text:style-name="T9">Svatební košile</text:span> (téma přeměny člověka)</text:p>
      <text:p text:style-name="P8">Vypráví o dívce, která čeká na svého milého, až se vrátí z ciziny. Modlí se a prosí, aby se jí vrátil. Najednou její milý zaklepe v noci na okno a spěchá s ní na hřbitov. Cestou jí vezme modlitební knížky, růženec a křížek. Dívka pozná, že není živý a ukryje se v márnici, kde se jí díky modlitbám podaří přečkat do bílého dne.</text:p>
      <text:p text:style-name="P8"><text:span text:style-name="T9">Polednice</text:span> (nadpřirozené bytosti a lidé)</text:p>
      <text:p text:style-name="P8">O matce, která se rozhněvá na své dítě a zavolá na něj Polednici. Nakonec svého činu lituje, a jak se ho snaží zachránit, v náručí ho zadusí.</text:p>
      <text:p text:style-name="P8"><text:span text:style-name="T9">Zlatý kolovrat</text:span> (téma viny, vykoupení a pokání)</text:p>
      <text:p text:style-name="P8">Pohádka o Dorničce, která se měla stát ženou krále. Její nevlastní matka a sestra jí ale závidí, proto ji v lese zabijí a odnesou si její ruce, nohy a oči. Nevlastní sestra se stane ženou krále. V lese Dorničku najde stařeček, který její ruce, nohy a oči vymění se zlou sestrou za zlatý kolovrátek, přeslici a kužel. Později živou vodou Dorničku oživí. Když nevlastní sestra přede na kolovrátku, kolovrat zpívá písničku o tom, že to byla ona s matkou, kdo Dorničku zabil. Král vše slyší a potrestá je - dobro vítězí nad zlem.</text:p>
      <text:p text:style-name="P8"><text:span text:style-name="T9">Štědrý den</text:span> (téma lásky a smrti)</text:p>
      <text:p text:style-name="P8">Dvě sestry touží po poznání budoucnosti, tak prosekají o půlnoci led. Jedna v odrazu vody vidí svého nastávajícího, ale druhá vidí kostel a v něm rakev. Oběma se jejich vidiny vyplní.</text:p>
      <text:p text:style-name="P8"><text:span text:style-name="T9">Holoubek</text:span> (téma lásky a smrti)</text:p>
      <text:p text:style-name="P8">Mladá žena zabije svého muže a znovu se vdá. Nad jeho hrobem ale zpívá holoubek o její vině. Žena má špatné svědomí, které ji dožene k sebevraždě.<text:bookmark text:name="_GoBack"/></text:p>
      <text:p text:style-name="P8"><text:span text:style-name="T9">Záhořovo lože</text:span> (téma viny, vykoupení a pokání)</text:p>
      <text:p text:style-name="P8">Záhoř je vrah, který zabíjí pocestné. Jednou chce zabít poutníka, jenž mu řekne, že jde do pekla. Záhoř ho nechá jít s tím, že mu pak popíše peklo. Když se poutník vrací zpět, popisuje mu, že tam <text:soft-page-break/>na Záhoře mají přichystané mučící lože - "Záhořovo lože". Záhoř začne litovat toho, co provedl a změní se v lepšího člověka. Nakonec je mu udělena milost a dostane se do nebe.</text:p>
      <text:p text:style-name="P8"><text:span text:style-name="T9"><text:s/>Vodník</text:span> (nadpřirozené bytosti a lidé)</text:p>
      <text:p text:style-name="P8">Vypráví o neposlušné dceři, která se utopí a stane se vodníkovou ženou. Po nějaké době smí navštívit svoji matku pod podmínkou, že se brzy vrátí. Vodníkovi zanechává své dítě. Matka ji ale přemlouvá, nepustí ji, aby odešla, tak se vodník pomstí a zabije dítě.</text:p>
      <text:p text:style-name="P8"><text:span text:style-name="T9">Vrba</text:span> (téma přeměny člověka)</text:p>
      <text:p text:style-name="P8">Pojednává o ženě, která byla ve dne živá a v noci se vtělila do vrby. Jejímu manželovi to bylo divné, tak vrbu pokácel. Žena v tu chvíli zemřela. Dostal ještě radu, aby z jejího dříví postavil kolébku jejich synovi, ve které bude jako v matčině náručí.</text:p>
      <text:p text:style-name="P8"><text:span text:style-name="T9">Lilie</text:span> (téma přeměny člověka, Lilie je až v novém vydání)</text:p>
      <text:p text:style-name="P10">Balada o dívce, která se po smrti vtělí v lilii. V noci jako dívka okouzlí muže a stane se jeho ženou. Muž lilii chrání zdí před sluncem. Jeho matka však dá zeď zbořit a tím dívku zahubí.</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ázev_20_hlavní_20_kapitoly" style:display-name="Název hlavní kapitoly" style:family="paragraph" style:parent-style-name="Standard">
      <style:paragraph-properties fo:margin-top="0.499cm" fo:margin-bottom="0cm" loext:contextual-spacing="false"/>
      <style:text-properties fo:font-size="12pt" fo:font-weight="bold"/>
    </style:style>
    <style:style style:name="Název_20_textu" style:display-name="Název textu" style:family="paragraph" style:parent-style-name="Název_20_hlavní_20_kapitoly">
      <style:paragraph-properties fo:margin-top="0cm" fo:margin-bottom="0cm" loext:contextual-spacing="false" fo:text-align="center" style:justify-single-word="false"/>
    </style:style>
    <style:style style:name="Heading_20_1" style:display-name="Heading 1" style:family="paragraph" style:parent-style-name="Heading" style:next-style-name="Text_20_body" style:default-outline-level="1" style:class="text">
      <style:paragraph-properties fo:margin-left="0.76cm" fo:margin-right="0cm" fo:margin-top="0.42cm" fo:margin-bottom="0.42cm" loext:contextual-spacing="false" fo:text-align="center" style:justify-single-word="false" fo:text-indent="-0.76cm" style:auto-text-indent="false">
        <style:tab-stops/>
      </style:paragraph-properties>
      <style:text-properties style:font-name="Times New Roman1" fo:font-family="'Times New Roman'" style:font-style-name="tučné" style:font-family-generic="roman" style:font-pitch="variable" fo:font-size="14pt"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0-27T16:02:09.89</meta:creation-date>
    <meta:generator>LibreOffice/6.3.4.2$Windows_X86_64 LibreOffice_project/60da17e045e08f1793c57c00ba83cdfce946d0aa</meta:generator>
    <dc:date>2022-09-26T18:15:21.254000000</dc:date>
    <meta:editing-duration>PT1H35M16S</meta:editing-duration>
    <meta:editing-cycles>13</meta:editing-cycles>
    <meta:document-statistic meta:table-count="0" meta:image-count="0" meta:object-count="0" meta:page-count="3" meta:paragraph-count="66" meta:word-count="1011" meta:character-count="6029" meta:non-whitespace-character-count="5077"/>
  </office:meta>
</office:document-meta>
</file>